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1FD0000186A0000186A2B8476A7712EFD74.svg" manifest:media-type="image/svg+xml"/>
  <manifest:file-entry manifest:full-path="Pictures/10000001000000EC000000ECA8C695035845FEE1.png" manifest:media-type="image/png"/>
  <manifest:file-entry manifest:full-path="Pictures/100002030000186A0000186AB237EE8A1D546F3D.svg" manifest:media-type="image/svg+xml"/>
  <manifest:file-entry manifest:full-path="Pictures/10000001000000EC000000ECDB13BAA2F31F8C7B.png" manifest:media-type="image/png"/>
  <manifest:file-entry manifest:full-path="Pictures/100002030000186A0000186A081CD5B89B234DB2.svg" manifest:media-type="image/svg+xml"/>
  <manifest:file-entry manifest:full-path="Pictures/100002580000186A0000186A760F91C9DDC34257.svg" manifest:media-type="image/svg+xml"/>
  <manifest:file-entry manifest:full-path="Pictures/10000001000000EC000000EC2B0CFAB73003A63E.png" manifest:media-type="image/png"/>
  <manifest:file-entry manifest:full-path="Pictures/10000001000000EC000000EC3F4098D60F8B3986.png" manifest:media-type="image/png"/>
  <manifest:file-entry manifest:full-path="Pictures/10000001000000EC000000EC044C7B738F1104D8.png" manifest:media-type="image/png"/>
  <manifest:file-entry manifest:full-path="Pictures/10000001000000EC000000ECDBB69CAC0BD0F7FC.png" manifest:media-type="image/png"/>
  <manifest:file-entry manifest:full-path="Pictures/100002270000186A0000186AD7BD088453B0D01A.svg" manifest:media-type="image/svg+xml"/>
  <manifest:file-entry manifest:full-path="Pictures/10000001000000EC000000EC7A58C6C615F4AB05.png" manifest:media-type="image/png"/>
  <manifest:file-entry manifest:full-path="Pictures/100002520000186A0000186AD9D6A615B4651880.svg" manifest:media-type="image/svg+xml"/>
  <manifest:file-entry manifest:full-path="Pictures/10000001000000EC000000ECF3D84DF133768A94.png" manifest:media-type="image/png"/>
  <manifest:file-entry manifest:full-path="Pictures/10000001000000EC000000ECF9684EDA1346F0DA.png" manifest:media-type="image/png"/>
  <manifest:file-entry manifest:full-path="Pictures/1000023A0000186A0000186ACC5078364B3372DD.svg" manifest:media-type="image/svg+xml"/>
  <manifest:file-entry manifest:full-path="Pictures/1000020F0000186A0000186AEF51A5D91250D496.svg" manifest:media-type="image/svg+xml"/>
  <manifest:file-entry manifest:full-path="Pictures/100002030000186A0000186AF934D34B5FF7C88D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이미지1" text:anchor-type="char" svg:x="5.376cm" svg:y="-1.984cm" svg:width="6.249cm" svg:height="6.249cm" draw:z-index="0"><draw:image xlink:href="Pictures/100002030000186A0000186A081CD5B89B234DB2.svg" xlink:type="simple" xlink:show="embed" xlink:actuate="onLoad" draw:mime-type="image/svg+xml"/><draw:image xlink:href="Pictures/10000001000000EC000000ECF3D84DF133768A94.png" xlink:type="simple" xlink:show="embed" xlink:actuate="onLoad" draw:mime-type="image/png"/></draw:frame><draw:frame draw:style-name="fr1" draw:name="이미지2" text:anchor-type="char" svg:x="12.751cm" svg:y="21.451cm" svg:width="6.249cm" svg:height="6.249cm" draw:z-index="1"><draw:image xlink:href="Pictures/100002580000186A0000186A760F91C9DDC34257.svg" xlink:type="simple" xlink:show="embed" xlink:actuate="onLoad" draw:mime-type="image/svg+xml"/><draw:image xlink:href="Pictures/10000001000000EC000000EC044C7B738F1104D8.png" xlink:type="simple" xlink:show="embed" xlink:actuate="onLoad" draw:mime-type="image/png"/></draw:frame><draw:frame draw:style-name="fr1" draw:name="이미지3" text:anchor-type="char" svg:x="12.751cm" svg:y="12.859cm" svg:width="6.249cm" svg:height="6.249cm" draw:z-index="2"><draw:image xlink:href="Pictures/100002270000186A0000186AD7BD088453B0D01A.svg" xlink:type="simple" xlink:show="embed" xlink:actuate="onLoad" draw:mime-type="image/svg+xml"/><draw:image xlink:href="Pictures/10000001000000EC000000EC2B0CFAB73003A63E.png" xlink:type="simple" xlink:show="embed" xlink:actuate="onLoad" draw:mime-type="image/png"/></draw:frame><draw:frame draw:style-name="fr1" draw:name="이미지4" text:anchor-type="char" svg:x="12.749cm" svg:y="5.424cm" svg:width="6.249cm" svg:height="6.249cm" draw:z-index="3"><draw:image xlink:href="Pictures/100002520000186A0000186AD9D6A615B4651880.svg" xlink:type="simple" xlink:show="embed" xlink:actuate="onLoad" draw:mime-type="image/svg+xml"/><draw:image xlink:href="Pictures/10000001000000EC000000ECF9684EDA1346F0DA.png" xlink:type="simple" xlink:show="embed" xlink:actuate="onLoad" draw:mime-type="image/png"/></draw:frame><draw:frame draw:style-name="fr1" draw:name="이미지5" text:anchor-type="char" svg:x="12.749cm" svg:y="-2cm" svg:width="6.249cm" svg:height="6.249cm" draw:z-index="4"><draw:image xlink:href="Pictures/1000023A0000186A0000186ACC5078364B3372DD.svg" xlink:type="simple" xlink:show="embed" xlink:actuate="onLoad" draw:mime-type="image/svg+xml"/><draw:image xlink:href="Pictures/10000001000000EC000000EC3F4098D60F8B3986.png" xlink:type="simple" xlink:show="embed" xlink:actuate="onLoad" draw:mime-type="image/png"/></draw:frame><draw:frame draw:style-name="fr1" draw:name="이미지6" text:anchor-type="char" svg:x="-2.085cm" svg:y="21.451cm" svg:width="6.249cm" svg:height="6.249cm" draw:z-index="5"><draw:image xlink:href="Pictures/1000020F0000186A0000186AEF51A5D91250D496.svg" xlink:type="simple" xlink:show="embed" xlink:actuate="onLoad" draw:mime-type="image/svg+xml"/><draw:image xlink:href="Pictures/10000001000000EC000000EC7A58C6C615F4AB05.png" xlink:type="simple" xlink:show="embed" xlink:actuate="onLoad" draw:mime-type="image/png"/></draw:frame><draw:frame draw:style-name="fr1" draw:name="이미지7" text:anchor-type="char" svg:x="-1.953cm" svg:y="12.991cm" svg:width="6.249cm" svg:height="6.249cm" draw:z-index="6"><draw:image xlink:href="Pictures/100002030000186A0000186AF934D34B5FF7C88D.svg" xlink:type="simple" xlink:show="embed" xlink:actuate="onLoad" draw:mime-type="image/svg+xml"/><draw:image xlink:href="Pictures/10000001000000EC000000ECDB13BAA2F31F8C7B.png" xlink:type="simple" xlink:show="embed" xlink:actuate="onLoad" draw:mime-type="image/png"/></draw:frame><draw:frame draw:style-name="fr1" draw:name="이미지8" text:anchor-type="char" svg:x="-2.032cm" svg:y="5.556cm" svg:width="6.249cm" svg:height="6.249cm" draw:z-index="7"><draw:image xlink:href="Pictures/100002030000186A0000186AB237EE8A1D546F3D.svg" xlink:type="simple" xlink:show="embed" xlink:actuate="onLoad" draw:mime-type="image/svg+xml"/><draw:image xlink:href="Pictures/10000001000000EC000000ECA8C695035845FEE1.png" xlink:type="simple" xlink:show="embed" xlink:actuate="onLoad" draw:mime-type="image/png"/></draw:frame><draw:frame draw:style-name="fr1" draw:name="이미지9" text:anchor-type="char" svg:x="-1.979cm" svg:y="-2cm" svg:width="6.249cm" svg:height="6.249cm" draw:z-index="8"><draw:image xlink:href="Pictures/100001FD0000186A0000186A2B8476A7712EFD74.svg" xlink:type="simple" xlink:show="embed" xlink:actuate="onLoad" draw:mime-type="image/svg+xml"/><draw:image xlink:href="Pictures/10000001000000EC000000ECDBB69CAC0BD0F7F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2T13:26:47.805869540</meta:creation-date>
    <dc:date>2025-08-18T16:01:24.118110439</dc:date>
    <meta:editing-duration>PT3M53S</meta:editing-duration>
    <meta:editing-cycles>2</meta:editing-cycles>
    <meta:generator>LibreOffice/7.3.7.2$Linux_X86_64 LibreOffice_project/30$Build-2</meta:generator>
    <meta:document-statistic meta:table-count="0" meta:image-count="9" meta:object-count="0" meta:page-count="1" meta:paragraph-count="0" meta:word-count="0" meta:character-count="0" meta:non-whitespace-character-count="0"/>
  </office:meta>
</office:document-meta>
</file>